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llSuggestion.getSugges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ellSuggestion.SpellSuggestion( SpellChecker spellChecker , QueryRootNode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